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graphedeliste" style:list-style-name="LFO1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22/01/2018</text:p>
          </table:table-cell>
          <table:table-cell table:style-name="TableCell32">
            <text:list text:style-name="LFO1" text:continue-numbering="true">
              <text:list-item>
                <text:p text:style-name="P33"/>
              </text:list-item>
            </text:list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22T07:41:00Z</dc:date>
    <meta:template xlink:href="Normal" xlink:type="simple"/>
    <meta:editing-cycles>14</meta:editing-cycles>
    <meta:editing-duration>PT1320S</meta:editing-duration>
    <meta:document-statistic meta:page-count="1" meta:paragraph-count="1" meta:word-count="73" meta:character-count="478" meta:row-count="3" meta:non-whitespace-character-count="406"/>
  </office:meta>
</office:document-meta>
</file>